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7330e"/>
    </style:style>
    <style:style style:name="P2" style:family="paragraph" style:parent-style-name="Standard">
      <style:paragraph-properties fo:text-align="center" style:justify-single-word="false"/>
      <style:text-properties officeooo:rsid="0007330e" officeooo:paragraph-rsid="0007330e"/>
    </style:style>
    <style:style style:name="P3" style:family="paragraph" style:parent-style-name="Standard">
      <style:paragraph-properties fo:text-align="start" style:justify-single-word="false"/>
      <style:text-properties officeooo:rsid="00083c00" officeooo:paragraph-rsid="00083c00"/>
    </style:style>
    <style:style style:name="P4" style:family="paragraph" style:parent-style-name="Standard" style:master-page-name="">
      <style:paragraph-properties fo:margin-left="0in" fo:margin-right="0in" fo:text-align="start" style:justify-single-word="false" fo:text-indent="0.5in" style:auto-text-indent="false" style:page-number="auto"/>
      <style:text-properties officeooo:rsid="00083c00" officeooo:paragraph-rsid="00083c00"/>
    </style:style>
    <style:style style:name="P5" style:family="paragraph" style:parent-style-name="Standard" style:master-page-name="">
      <style:paragraph-properties fo:margin-left="0in" fo:margin-right="0in" fo:text-align="start" style:justify-single-word="false" fo:text-indent="0.5in" style:auto-text-indent="false" style:page-number="auto"/>
      <style:text-properties officeooo:rsid="0009de30" officeooo:paragraph-rsid="0009de30"/>
    </style:style>
    <style:style style:name="P6" style:family="paragraph" style:parent-style-name="Standard" style:master-page-name="">
      <style:paragraph-properties fo:margin-left="0in" fo:margin-right="0in" fo:text-align="start" style:justify-single-word="false" fo:text-indent="0.5in" style:auto-text-indent="false" style:page-number="auto"/>
      <style:text-properties officeooo:rsid="000b65dc" officeooo:paragraph-rsid="000b65dc"/>
    </style:style>
    <style:style style:name="P7" style:family="paragraph" style:parent-style-name="Standard">
      <style:paragraph-properties fo:margin-left="0in" fo:margin-right="0in" fo:text-align="start" style:justify-single-word="false" fo:text-indent="0.5in" style:auto-text-indent="false"/>
      <style:text-properties officeooo:rsid="00083c00" officeooo:paragraph-rsid="00083c00"/>
    </style:style>
    <style:style style:name="P8" style:family="paragraph" style:parent-style-name="Standard">
      <style:paragraph-properties fo:margin-left="0in" fo:margin-right="0in" fo:text-align="start" style:justify-single-word="false" fo:text-indent="0.5in" style:auto-text-indent="false"/>
      <style:text-properties officeooo:rsid="0009de30" officeooo:paragraph-rsid="0009de30"/>
    </style:style>
    <style:style style:name="P9" style:family="paragraph" style:parent-style-name="Standard">
      <style:paragraph-properties fo:margin-left="0in" fo:margin-right="0in" fo:text-align="start" style:justify-single-word="false" fo:text-indent="0.5in" style:auto-text-indent="false"/>
      <style:text-properties officeooo:rsid="0009de30" officeooo:paragraph-rsid="000b65dc"/>
    </style:style>
    <style:style style:name="P10" style:family="paragraph" style:parent-style-name="Standard">
      <style:paragraph-properties fo:margin-left="0in" fo:margin-right="0in" fo:text-align="start" style:justify-single-word="false" fo:text-indent="0.5in" style:auto-text-indent="false"/>
      <style:text-properties officeooo:rsid="000b65dc" officeooo:paragraph-rsid="000b65dc"/>
    </style:style>
    <style:style style:name="P11" style:family="paragraph" style:parent-style-name="Standard">
      <style:paragraph-properties fo:margin-left="0in" fo:margin-right="0in" fo:text-align="start" style:justify-single-word="false" fo:text-indent="0.5in" style:auto-text-indent="false"/>
      <style:text-properties officeooo:rsid="000baeaf" officeooo:paragraph-rsid="000baeaf"/>
    </style:style>
    <style:style style:name="P12" style:family="paragraph" style:parent-style-name="Standard" style:master-page-name="">
      <style:paragraph-properties fo:margin-left="0in" fo:margin-right="0in" fo:text-align="start" style:justify-single-word="false" fo:text-indent="0.5in" style:auto-text-indent="false" style:page-number="auto"/>
      <style:text-properties officeooo:rsid="0009de30" officeooo:paragraph-rsid="0009de30"/>
    </style:style>
    <style:style style:name="T1" style:family="text">
      <style:text-properties officeooo:rsid="0009de30"/>
    </style:style>
    <style:style style:name="T2" style:family="text">
      <style:text-properties officeooo:rsid="000a07cf"/>
    </style:style>
    <style:style style:name="T3" style:family="text">
      <style:text-properties officeooo:rsid="000bae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ychology 9222a</text:p>
      <text:p text:style-name="P2">Term Paper</text:p>
      <text:p text:style-name="P2">Avital Sternin</text:p>
      <text:p text:style-name="P2"/>
      <text:p text:style-name="P3">Background</text:p>
      <text:p text:style-name="P3"/>
      <text:p text:style-name="P3">Goals and Predictions</text:p>
      <text:p text:style-name="P6">is bias modulated by reward level?</text:p>
      <text:p text:style-name="P10">is bias modulated by attention?</text:p>
      <text:p text:style-name="P3"/>
      <text:p text:style-name="P3">Proposed Methods</text:p>
      <text:p text:style-name="P5">Done in fMRI machine</text:p>
      <text:p text:style-name="P7">stage 1: build associative memories. Expose participants to pairs of neutral stimuli. Neutral as determined by a pre-test rating score. Cover task of “identify the upside-down figure”. The pairs of stimuli will be either a scene, face or object paired with an abstract image. All images will be of similar shape in order to control for memory based on different shape of object. All round (round objects). </text:p>
      <text:p text:style-name="P11">A second group does stage 1 but with a distractor task. Less bias if distracted?</text:p>
      <text:p text:style-name="P11"/>
      <text:p text:style-name="P7">Stage 2: associate value with items from stage 1. The abstract shapes were presented immediately followed by a monetary reward. Participants click right for shape, left for money. When they click left properly they get the money to their account. Classical conditioning that half of the abstract shapes have a monetary value. Three levels of monetary compensation are presented – 1 higher and 1 lower than reward given in the Wimmer paper ($5, $1, $0.20). Is there more bias with higher reward?</text:p>
      <text:p text:style-name="P7">Stage 3: stimuli are presented in pairs on the screen. Participants are asked which one is more likely to <text:span text:style-name="T1">lead you to winning money. </text:span></text:p>
      <text:p text:style-name="P7"/>
      <text:p text:style-name="P10">Use masks to look in regions specific to activation to those stimuli</text:p>
      <text:p text:style-name="P3"/>
      <text:p text:style-name="P3">Anticipated Results</text:p>
      <text:p text:style-name="P5">no differences between three categories – replication</text:p>
      <text:p text:style-name="P8"><text:tab/><text:span text:style-name="T3">lower with distractor</text:span></text:p>
      <text:p text:style-name="P8">directly rewarded stimuli were chosen more – replication</text:p>
      <text:p text:style-name="P8">Decision biases would be variable – high and low bias – replication but $5&gt;$1&gt;$0.20</text:p>
      <text:p text:style-name="P9">Bold signal <text:span text:style-name="T2">in posterior hippocampus</text:span> - <text:s/>$5&gt;$1&gt;$0.20</text:p>
      <text:p text:style-name="P9"><text:tab/><text:span text:style-name="T3">less with distractor</text:span></text:p>
      <text:p text:style-name="P8"/>
      <text:p text:style-name="P8"/>
      <text:p text:style-name="P4"/>
      <text:p text:style-name="P3"/>
      <text:p text:style-name="P3">Implications of Research Out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36.515868000</meta:creation-date>
    <dc:date>2015-11-30T18:42:32.929430000</dc:date>
    <meta:editing-duration>PT51M54S</meta:editing-duration>
    <meta:editing-cycles>7</meta:editing-cycles>
    <meta:generator>LibreOffice/4.3.0.4$MacOSX_X86_64 LibreOffice_project/62ad5818884a2fc2e5780dd45466868d41009ec0</meta:generator>
    <meta:document-statistic meta:table-count="0" meta:image-count="0" meta:object-count="0" meta:page-count="1" meta:paragraph-count="22" meta:word-count="270" meta:character-count="1690" meta:non-whitespace-character-count="1432"/>
  </office:meta>
</office:document-meta>
</file>